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8201in"/>
    </style:style>
    <style:style style:name="co6" style:family="table-column">
      <style:table-column-properties fo:break-before="auto" style:column-width="1.8134in"/>
    </style:style>
    <style:style style:name="co4" style:family="table-column">
      <style:table-column-properties fo:break-before="auto" style:column-width="1.1047in"/>
    </style:style>
    <style:style style:name="co7" style:family="table-column">
      <style:table-column-properties fo:break-before="auto" style:column-width="1.3in"/>
    </style:style>
    <style:style style:name="co8" style:family="table-column">
      <style:table-column-properties fo:break-before="auto" style:column-width="1.1925in"/>
    </style:style>
    <style:style style:name="co9" style:family="table-column">
      <style:table-column-properties fo:break-before="auto" style:column-width="1.0835in"/>
    </style:style>
    <style:style style:name="co10" style:family="table-column">
      <style:table-column-properties fo:break-before="auto" style:column-width="1.1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IndividualLoot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Challenge</text:p>
          </table:table-cell>
          <table:table-cell office:value-type="string">
            <text:p>Die</text:p>
          </table:table-cell>
          <table:table-cell office:value-type="string">
            <text:p>Roll</text:p>
          </table:table-cell>
          <table:table-cell office:value-type="string">
            <text:p>Reward</text:p>
          </table:table-cell>
          <table:table-cell office:value-type="string">
            <text:p>Multiplier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5d6 C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5d6 C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5d6 C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5d6 C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5d6 C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5d6 C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4d6 S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4d6 S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4d6 S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4d6 S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4d6 S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string">
            <text:p>4d6 S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string">
            <text:p>2d6 G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string">
            <text:p>2d6 G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3d6 G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string">
            <text:p>3d6 G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string">
            <text:p>3d6 G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>3d6 G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string">
            <text:p>3d6 G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1d6 P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4d6 CP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4d6 CP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4d6 CP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6d6 CP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6d6 CP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string">
            <text:p>6d6 CP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6d6 SP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string">
            <text:p>6d6 SP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string">
            <text:p>6d6 SP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2d6 GP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string">
            <text:p>2d6 GP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string">
            <text:p>2d6 GP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string">
            <text:p>3d6 GP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string">
            <text:p>3d6 GP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4d6 GP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string">
            <text:p>4d6 GP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string">
            <text:p>4d6 GP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string">
            <text:p>4d6 GP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string">
            <text:p>4d6 GP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4d6 PP</text:p>
          </table:table-cell>
          <table:table-cell office:value-type="float" office:value="10">
            <text:p>10</text:p>
          </table:table-cell>
        </table:table-row>
      </table:table>
      <table:table table:name="TreasureHoard" table:style-name="ta1" table:print="false">
        <table:table-column table:style-name="co1" table:number-columns-repeated="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>
            <text:p>Challenge</text:p>
          </table:table-cell>
          <table:table-cell office:value-type="string">
            <text:p>Roll</text:p>
          </table:table-cell>
          <table:table-cell office:value-type="string">
            <text:p>Gems_Art</text:p>
          </table:table-cell>
          <table:table-cell office:value-type="string">
            <text:p>GP</text:p>
          </table:table-cell>
          <table:table-cell office:value-type="string">
            <text:p>DieNum</text:p>
          </table:table-cell>
          <table:table-cell office:value-type="string">
            <text:p>DieType</text:p>
          </table:table-cell>
          <table:table-cell office:value-type="string">
            <text:p>MagicItemDieNum</text:p>
          </table:table-cell>
          <table:table-cell office:value-type="string">
            <text:p>MagicItemDieType</text:p>
          </table:table-cell>
          <table:table-cell office:value-type="string">
            <text:p>MagicItemsTable</text:p>
          </table:table-cell>
          <table:table-cell office:value-type="string">
            <text:p>CP</text:p>
          </table:table-cell>
          <table:table-cell office:value-type="string">
            <text:p>SP</text:p>
          </table:table-cell>
          <table:table-cell office:value-type="string">
            <text:p>GP</text:p>
          </table:table-cell>
          <table:table-cell office:value-type="string">
            <text:p>ArtificerLootGP</text:p>
          </table:table-cell>
          <table:table-cell office:value-type="string">
            <text:p>ArtificerDieType</text:p>
          </table:table-cell>
          <table:table-cell office:value-type="string">
            <text:p>ArtificerDieN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None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None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string">
            <text:p>Gem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Gem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string">
            <text:p>Gem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string">
            <text:p>Gem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Gem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table:style-name="ce2"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string">
            <text:p>Gem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00</text:p>
          </table:table-cell>
          <table:table-cell office:value-type="string">
            <text:p>3d6 x 100</text:p>
          </table:table-cell>
          <table:table-cell office:value-type="string">
            <text:p>2d6 x 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20</text:p>
          </table:table-cell>
          <table:table-cell office:value-type="string">
            <text:p>3d6 x 120</text:p>
          </table:table-cell>
          <table:table-cell office:value-type="string">
            <text:p>2d6 x 1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20</text:p>
          </table:table-cell>
          <table:table-cell office:value-type="string">
            <text:p>3d6 x 120</text:p>
          </table:table-cell>
          <table:table-cell office:value-type="string">
            <text:p>2d6 x 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20</text:p>
          </table:table-cell>
          <table:table-cell office:value-type="string">
            <text:p>3d6 x 120</text:p>
          </table:table-cell>
          <table:table-cell office:value-type="string">
            <text:p>2d6 x 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20</text:p>
          </table:table-cell>
          <table:table-cell office:value-type="string">
            <text:p>3d6 x 120</text:p>
          </table:table-cell>
          <table:table-cell office:value-type="string">
            <text:p>2d6 x 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20</text:p>
          </table:table-cell>
          <table:table-cell office:value-type="string">
            <text:p>3d6 x 120</text:p>
          </table:table-cell>
          <table:table-cell office:value-type="string">
            <text:p>2d6 x 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20</text:p>
          </table:table-cell>
          <table:table-cell office:value-type="string">
            <text:p>3d6 x 120</text:p>
          </table:table-cell>
          <table:table-cell office:value-type="string">
            <text:p>2d6 x 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20</text:p>
          </table:table-cell>
          <table:table-cell office:value-type="string">
            <text:p>3d6 x 120</text:p>
          </table:table-cell>
          <table:table-cell office:value-type="string">
            <text:p>2d6 x 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20</text:p>
          </table:table-cell>
          <table:table-cell office:value-type="string">
            <text:p>3d6 x 120</text:p>
          </table:table-cell>
          <table:table-cell office:value-type="string">
            <text:p>2d6 x 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20</text:p>
          </table:table-cell>
          <table:table-cell office:value-type="string">
            <text:p>3d6 x 120</text:p>
          </table:table-cell>
          <table:table-cell office:value-type="string">
            <text:p>2d6 x 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20</text:p>
          </table:table-cell>
          <table:table-cell office:value-type="string">
            <text:p>3d6 x 120</text:p>
          </table:table-cell>
          <table:table-cell office:value-type="string">
            <text:p>2d6 x 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20</text:p>
          </table:table-cell>
          <table:table-cell office:value-type="string">
            <text:p>3d6 x 120</text:p>
          </table:table-cell>
          <table:table-cell office:value-type="string">
            <text:p>2d6 x 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20</text:p>
          </table:table-cell>
          <table:table-cell office:value-type="string">
            <text:p>3d6 x 120</text:p>
          </table:table-cell>
          <table:table-cell office:value-type="string">
            <text:p>2d6 x 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20</text:p>
          </table:table-cell>
          <table:table-cell office:value-type="string">
            <text:p>3d6 x 120</text:p>
          </table:table-cell>
          <table:table-cell office:value-type="string">
            <text:p>2d6 x 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20</text:p>
          </table:table-cell>
          <table:table-cell office:value-type="string">
            <text:p>3d6 x 120</text:p>
          </table:table-cell>
          <table:table-cell office:value-type="string">
            <text:p>2d6 x 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20</text:p>
          </table:table-cell>
          <table:table-cell office:value-type="string">
            <text:p>3d6 x 120</text:p>
          </table:table-cell>
          <table:table-cell office:value-type="string">
            <text:p>2d6 x 12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50</text:p>
          </table:table-cell>
          <table:table-cell table:number-columns-repeated="2" office:value-type="string">
            <text:p>3d6 x 15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50</text:p>
          </table:table-cell>
          <table:table-cell table:number-columns-repeated="2" office:value-type="string">
            <text:p>3d6 x 15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6d6 x 150</text:p>
          </table:table-cell>
          <table:table-cell table:number-columns-repeated="2" office:value-type="string">
            <text:p>3d6 x 15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6d6 x 150</text:p>
          </table:table-cell>
          <table:table-cell table:number-columns-repeated="2" office:value-type="string">
            <text:p>3d6 x 15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string">
            <text:p>Ar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6d6 x 150</text:p>
          </table:table-cell>
          <table:table-cell table:number-columns-repeated="2" office:value-type="string">
            <text:p>3d6 x 15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Gems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</text:p>
          </table:table-cell>
          <table:table-cell office:value-type="string">
            <text:p>6d6 x 200</text:p>
          </table:table-cell>
          <table:table-cell table:number-columns-repeated="2" office:value-type="string">
            <text:p>3d6 x 20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</table:table>
      <table:table table:name="GemTable" table:style-name="ta1" table:print="false">
        <table:table-column table:style-name="co1" table:number-columns-repeated="7" table:default-cell-style-name="ce1"/>
        <table:table-row table:style-name="ro1">
          <table:table-cell office:value-type="string">
            <text:p>GP</text:p>
          </table:table-cell>
          <table:table-cell office:value-type="string">
            <text:p>Die</text:p>
          </table:table-cell>
          <table:table-cell office:value-type="string">
            <text:p>Roll</text:p>
          </table:table-cell>
          <table:table-cell office:value-type="string">
            <text:p>Gemstones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Agate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Azurite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Yellow Quartz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Lapis Lazuli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Malachite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Obsidian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Hematite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Citrine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Bloodstone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Amber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Pearl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Garnet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Amethyst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Jade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Alexandrite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Aquarmarine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lack pearl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Blue spinel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Peridot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Topaz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Ruby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Black Opal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Blue sapphire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Emerald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Fire Opal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ellow Sapphire</text:p>
          </table:table-cell>
          <table:table-cell table:number-columns-repeated="3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Star Sapphire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Clouded Sapphire</text:p>
          </table:table-cell>
          <table:table-cell table:number-columns-repeated="3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Black Sapphire</text:p>
          </table:table-cell>
          <table:table-cell table:number-columns-repeated="3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Diamond</text:p>
          </table:table-cell>
          <table:table-cell table:number-columns-repeated="3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Jacinth</text:p>
          </table:table-cell>
          <table:table-cell table:number-columns-repeated="3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Flame-touched Ruby</text:p>
          </table:table-cell>
          <table:table-cell table:number-columns-repeated="3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White Emerald</text:p>
          </table:table-cell>
          <table:table-cell table:number-columns-repeated="3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Heart of the Ocean</text:p>
          </table:table-cell>
          <table:table-cell table:number-columns-repeated="3"/>
        </table:table-row>
        <table:table-row table:style-name="ro2">
          <table:table-cell office:value-type="float" office:value="5000">
            <text:p>5000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Zeus' Golden Skystone</text:p>
          </table:table-cell>
          <table:table-cell table:number-columns-repeated="3"/>
        </table:table-row>
      </table:table>
      <table:table table:name="ArtTable" table:style-name="ta1" table:print="false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office:value-type="string">
            <text:p>GP</text:p>
          </table:table-cell>
          <table:table-cell office:value-type="string">
            <text:p>Die</text:p>
          </table:table-cell>
          <table:table-cell office:value-type="string">
            <text:p>Roll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ilver ewer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Carved bone statuett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mall gold bracelet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Cloth-of-gold vestements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Black velvet mask titched with silver thread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Copper chalice with silver filigre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Pair of engraved bone dic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Small mirror set in a painted wooden frame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Embroidered silk handgerchief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Gold locket with a painted portait inside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Gold ring set with bloodstones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Carved ifory statuette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Large gold bracelet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ilver necklace with a gemstone pendant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Bronze Crown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silk robe with gold embroidery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Large well-made tapestry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Brass mug with jade inlay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Box of turquoise animal figurines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Gold bird cage with electrum filigree</text:p>
          </table:table-cell>
        </table:table-row>
        <table:table-row table:style-name="ro1" table:number-rows-repeated="10">
          <table:table-cell table:number-columns-repeated="4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2"/>
        </table:table-row>
      </table:table>
      <table:table table:name="ArtificerTable" table:style-name="ta1" table:print="false">
        <table:table-column table:style-name="co1" table:number-columns-repeated="3" table:default-cell-style-name="Default"/>
        <table:table-column table:style-name="co6" table:default-cell-style-name="Default"/>
        <table:table-row table:style-name="ro1">
          <table:table-cell office:value-type="string">
            <text:p>GP</text:p>
          </table:table-cell>
          <table:table-cell office:value-type="string">
            <text:p>Die</text:p>
          </table:table-cell>
          <table:table-cell office:value-type="string">
            <text:p>Roll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Bottle of Sap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Bottle of Oi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Vial of Alcohol Concentrat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.5 lbs sulfu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.5 lbs Gunpowd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.5 lbs suga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.5 lbs Saltpeter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1 lb Charcoa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Oak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Spru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Scrap iro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Nugget of Copper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Vial of Mercury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Flask of Ethano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.25 lbs faerie dust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.5 lbs Copper Sulfate Crysta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string">
            <text:p>1 lb Awakened Brush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string">
            <text:p>1 lb IronWood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1 lb Gunpowder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string">
            <text:p>Scrap Tin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string">
            <text:p>Scrap Silver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string">
            <text:p>Flask of Oi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string">
            <text:p>Iron Ingot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Scap Coppe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6">11/06/2022</text:date>, <text:time>18:5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M24S</meta:editing-duration>
    <meta:editing-cycles>13</meta:editing-cycles>
    <meta:generator>OpenOffice/4.1.13$Win32 OpenOffice.org_project/4113m1$Build-9810</meta:generator>
    <dc:date>2022-11-06T18:57:46.49</dc:date>
    <dc:creator>Kurt Swimley</dc:creator>
    <meta:document-statistic meta:table-count="5" meta:cell-count="2049" meta:object-count="0"/>
    <meta:user-defined meta:name="Info 1"/>
    <meta:user-defined meta:name="Info 2"/>
    <meta:user-defined meta:name="Info 3"/>
    <meta:user-defined meta:name="Info 4"/>
  </office:meta>
</office:document-meta>
</file>